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Yu Mincho" svg:font-family="'Yu Mincho'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  <style:font-face style:name="Wingdings1" svg:font-family="Wingdings" style:font-family-generic="system" style:font-pitch="variable"/>
    <style:font-face style:name="Yu Mincho1" svg:font-family="'Yu Mincho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start" style:justify-single-word="false"/>
      <style:text-properties fo:font-size="13.5pt" style:font-size-asian="13.5pt" style:font-size-complex="13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Preformatted_20_Text" style:list-style-name="WWNum3"/>
    <style:style style:name="P5" style:family="paragraph" style:parent-style-name="Preformatted_20_Text" style:list-style-name="WWNum3"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7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8" style:family="paragraph" style:parent-style-name="Standard" style:list-style-name="WWNum1">
      <style:paragraph-properties fo:text-align="start" style:justify-single-word="false"/>
    </style:style>
    <style:style style:name="P9" style:family="paragraph" style:parent-style-name="Standard" style:list-style-name="WWNum2">
      <style:paragraph-properties fo:text-align="start" style:justify-single-word="false"/>
    </style:style>
    <style:style style:name="P10" style:family="paragraph" style:parent-style-name="Standard" style:list-style-name="WWNum4">
      <style:paragraph-properties fo:text-align="start" style:justify-single-word="false"/>
    </style:style>
    <style:style style:name="P11" style:family="paragraph" style:parent-style-name="Standard" style:list-style-name="WWNum5">
      <style:paragraph-properties fo:margin-top="0cm" fo:margin-bottom="0.499cm" loext:contextual-spacing="false" fo:text-align="start" style:justify-single-word="false"/>
    </style:style>
    <style:style style:name="P12" style:family="paragraph" style:parent-style-name="Standard" style:list-style-name="WWNum5">
      <style:paragraph-properties fo:margin-top="0cm" fo:margin-bottom="0.499cm" loext:contextual-spacing="false" fo:text-align="start" style:justify-single-word="false"/>
      <style:text-properties fo:font-size="12pt" style:font-size-asian="12pt" style:font-size-complex="13.5pt"/>
    </style:style>
    <style:style style:name="P13" style:family="paragraph" style:parent-style-name="Standard">
      <style:paragraph-properties fo:margin-top="0cm" fo:margin-bottom="0.499cm" loext:contextual-spacing="false" fo:text-align="start" style:justify-single-word="false"/>
      <style:text-properties fo:font-size="13.5pt" style:font-size-asian="13.5pt" style:font-size-complex="13.5pt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size="13.5pt" officeooo:rsid="00037294" style:font-size-asian="13.5pt" style:font-size-complex="13.5pt"/>
    </style:style>
    <style:style style:name="T3" style:family="text">
      <style:text-properties fo:font-size="12pt" style:font-size-asian="12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elImg使い方</text:p>
      <text:p text:style-name="P7"/>
      <text:p text:style-name="P2"/>
      <text:list xml:id="list2482077780672549405" text:style-name="WWNum1">
        <text:list-item>
          <text:p text:style-name="P8"><text:span text:style-name="T1">LabelImg</text:span><text:span text:style-name="T3">の使用目的</text:span></text:p>
        </text:list-item>
      </text:list>
      <text:p text:style-name="P3"><text:span text:style-name="T1"><text:tab/></text:span><text:span text:style-name="T3">画像学習のためのアノテーション付</text:span></text:p>
      <text:p text:style-name="P3"><text:span text:style-name="T1"><text:tab/></text:span><text:span text:style-name="T3">ここでいうアノテーションとは、画像の中で検知したい物体を囲うレクタングルの情報</text:span></text:p>
      <text:p text:style-name="P2"/>
      <text:list xml:id="list4842972967525600287" text:style-name="WWNum2">
        <text:list-item>
          <text:p text:style-name="P9"><text:span text:style-name="T1">LabelImg</text:span><text:span text:style-name="T3">の起動方法</text:span></text:p>
        </text:list-item>
      </text:list>
      <text:p text:style-name="P3"><text:span text:style-name="T1"><text:tab/>/labelIm</text:span><text:span text:style-name="T2">a</text:span><text:span text:style-name="T1">g</text:span><text:span text:style-name="T2">e</text:span><text:span text:style-name="T3">ディレクトリ上で以下を順に実行　</text:span></text:p>
      <text:list xml:id="list2460764790219939802" text:style-name="WWNum3">
        <text:list-item>
          <text:list>
            <text:list-item>
              <text:list>
                <text:list-item>
                  <text:p text:style-name="P4">sudo apt-get install pyqt5-dev-tools</text:p>
                </text:list-item>
                <text:list-item>
                  <text:p text:style-name="P4">sudo pip3 install -r requirements/requirements-linux-python3.txt</text:p>
                </text:list-item>
                <text:list-item>
                  <text:p text:style-name="P4">make qt5py3</text:p>
                </text:list-item>
                <text:list-item>
                  <text:p text:style-name="P5">python3 labelImg.py</text:p>
                </text:list-item>
              </text:list>
            </text:list-item>
          </text:list>
        </text:list-item>
      </text:list>
      <text:p text:style-name="P3"><text:span text:style-name="T1"><text:tab/>※label</text:span><text:span text:style-name="T3">（小文字のエル）</text:span><text:span text:style-name="T1">I</text:span><text:span text:style-name="T3">（大文字のアイ）</text:span><text:span text:style-name="T1">mg</text:span><text:span text:style-name="T3">なので注意</text:span></text:p>
      <text:p text:style-name="P3"><text:span text:style-name="T1"><text:tab/></text:span><text:span text:style-name="T3">ウィンドウが開いたら起動完了</text:span></text:p>
      <text:p text:style-name="P2"/>
      <text:list xml:id="list4282716525159505788" text:style-name="WWNum4">
        <text:list-item>
          <text:p text:style-name="P10"><text:span text:style-name="T1">LabeImg</text:span><text:span text:style-name="T3">の使い方</text:span></text:p>
        </text:list-item>
      </text:list>
      <text:list xml:id="list7214810592490821178" text:style-name="WWNum5">
        <text:list-item>
          <text:list>
            <text:list-item>
              <text:p text:style-name="P11"><text:span text:style-name="T1">Open Dir</text:span><text:span text:style-name="T3">をクリックして画像のディレクトリ、</text:span><text:span text:style-name="T1">Change Save Dir</text:span><text:span text:style-name="T3">をクリックしてアノテーションを保存するディレクトリを選ぶ</text:span></text:p>
            </text:list-item>
            <text:list-item>
              <text:p text:style-name="P11"><text:span text:style-name="T1">View→Auto Saving</text:span><text:span text:style-name="T3">にチェックを入れておくと</text:span><text:span text:style-name="T1">Next Image</text:span><text:span text:style-name="T3">をクリックするだけで保存してくれるので便利</text:span></text:p>
            </text:list-item>
            <text:list-item>
              <text:p text:style-name="P12">各画像について以下繰り返し</text:p>
              <text:list>
                <text:list-item>
                  <text:p text:style-name="P11"><text:span text:style-name="T1">W</text:span><text:span text:style-name="T3">キーでレクタングル指定モード</text:span></text:p>
                </text:list-item>
                <text:list-item>
                  <text:p text:style-name="P12">マウスでクリックしながらレクタングル指定</text:p>
                </text:list-item>
                <text:list-item>
                  <text:p text:style-name="P11"><text:span text:style-name="T3">アノテーションの種類指定（ダブルクリックか</text:span><text:span text:style-name="T1">OK</text:span><text:span text:style-name="T3">クリック）</text:span></text:p>
                </text:list-item>
                <text:list-item>
                  <text:p text:style-name="P11"><text:span text:style-name="T3">画像内のアノテーション付け終わったら</text:span><text:span text:style-name="T1">Next Image</text:span></text:p>
                </text:list-item>
              </text:list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Yu Mincho" svg:font-family="'Yu Mincho'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  <style:font-face style:name="Wingdings1" svg:font-family="Wingdings" style:font-family-generic="system" style:font-pitch="variable"/>
    <style:font-face style:name="Yu Mincho1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Yu Mincho" fo:font-size="12pt" fo:language="en" fo:country="US" style:letter-kerning="true" style:font-name-asian="TakaoPGothic" style:font-size-asian="10pt" style:language-asian="ja" style:country-asian="JP" style:font-name-complex="Yu Mincho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Yu Mincho" fo:font-size="12pt" fo:language="en" fo:country="US" style:letter-kerning="true" style:font-name-asian="DejaVu Sans" style:font-size-asian="10pt" style:language-asian="ja" style:country-asian="JP" style:font-name-complex="Yu Mincho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Yu Mincho" fo:font-family="'Yu Mincho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ja" style:country-asian="JP" style:font-name-complex="Yu Mincho1" style:font-family-complex="'Yu Mincho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フッター_20__28_文字_29_" style:display-name="フッター (文字)" style:family="text" style:parent-style-name="Default_20_Paragraph_20_Fon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9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37" style:layout-grid-base-height="0.423cm" style:layout-grid-ruby-height="0.28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4:38:00</meta:creation-date>
    <meta:initial-creator>長谷川剛史</meta:initial-creator>
    <dc:language>ja-JP</dc:language>
    <dc:date>2019-05-19T17:09:49.754345038</dc:date>
    <meta:editing-cycles>9</meta:editing-cycles>
    <meta:editing-duration>PT1H12M51S</meta:editing-duration>
    <meta:generator>LibreOffice/5.1.6.2$Linux_X86_64 LibreOffice_project/10m0$Build-2</meta:generator>
    <meta:document-statistic meta:table-count="0" meta:image-count="0" meta:object-count="0" meta:page-count="1" meta:paragraph-count="21" meta:word-count="340" meta:character-count="562" meta:non-whitespace-character-count="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